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.524cm" svg:x="1.381cm" svg:y="1.254cm">
          <text:p text:style-name="P1">library dependency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1.176cm" svg:height="3.302cm" svg:x="8.112cm" svg:y="4.556cm">
          <text:p text:style-name="P1">libzuluCrypt</text:p>
          <text:p text:style-name="P1">This library does not and should not </text:p>
          <text:p text:style-name="P1">depend on any other project libr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71cm" svg:height="3.175cm" svg:x="3.159cm" svg:y="9.128cm">
          <text:p text:style-name="P1">libzuluCrypt-exe</text:p>
          <text:p text:style-name="P1">This library can and does</text:p>
          <text:p text:style-name="P1">depend on other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94cm" svg:y1="9.128cm" svg:x2="8.112cm" svg:y2="6.207cm" draw:start-shape="id1" draw:start-glue-point="0" draw:end-shape="id2" draw:end-glue-point="3" svg:d="m7794 9128v-635h-183v-2286h501" svg:viewBox="0 0 502 2922">
          <text:p/>
        </draw:connector>
        <draw:custom-shape draw:style-name="gr1" draw:text-style-name="P1" xml:id="id3" draw:id="id3" draw:layer="layout" svg:width="10.414cm" svg:height="3.683cm" svg:x="8.112cm" svg:y="13.954cm">
          <text:p text:style-name="P1">libzuluCryptPluginManager</text:p>
          <text:p text:style-name="P1">This library does not and should </text:p>
          <text:p text:style-name="P1">not depend on any other</text:p>
          <text:p text:style-name="P1"><text:s/>project libra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94cm" svg:y1="12.303cm" svg:x2="13.319cm" svg:y2="13.954cm" draw:start-shape="id1" draw:start-glue-point="2" draw:end-shape="id3" svg:d="m7794 12303v825h5525v826" svg:viewBox="0 0 5526 1652">
          <text:p/>
        </draw:connector>
        <draw:custom-shape draw:style-name="gr1" draw:text-style-name="P1" xml:id="id4" draw:id="id4" draw:layer="layout" svg:width="11.43cm" svg:height="2.413cm" svg:x="3.466cm" svg:y="20.05cm">
          <text:p text:style-name="P1">zuluCryp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.604cm -0.895cm" svg:x1="9.181cm" svg:y1="20.05cm" svg:x2="3.159cm" svg:y2="10.715cm" draw:start-shape="id4" draw:start-glue-point="0" draw:end-shape="id1" draw:end-glue-point="3" svg:d="m9181 20050v-1270h-7419v-8065h1397" svg:viewBox="0 0 7420 9336">
          <text:p/>
        </draw:connector>
        <draw:custom-shape draw:style-name="gr1" draw:text-style-name="P1" xml:id="id5" draw:id="id5" draw:layer="layout" svg:width="10.922cm" svg:height="2.667cm" svg:x="8.62cm" svg:y="23.86cm">
          <text:p text:style-name="P1">zuluMoun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542cm" svg:y1="25.193cm" svg:x2="19.288cm" svg:y2="6.207cm" draw:start-shape="id5" draw:start-glue-point="1" draw:end-shape="id6" draw:end-glue-point="0" svg:d="m19542 25193h501v-18986h-755" svg:viewBox="0 0 756 18987">
          <text:p/>
        </draw:connector>
        <draw:custom-shape draw:style-name="gr1" draw:text-style-name="P1" xml:id="id7" draw:id="id7" draw:layer="layout" svg:width="4.953cm" svg:height="1.27cm" svg:x="14.036cm" svg:y="10.152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526cm" svg:y1="15.795cm" svg:x2="16.512cm" svg:y2="11.422cm" draw:start-shape="id3" draw:start-glue-point="1" draw:end-shape="id7" draw:end-glue-point="2" svg:d="m18526 15795h501v-3107h-2515v-1266" svg:viewBox="0 0 2516 4374">
          <text:p/>
        </draw:connector>
        <draw:custom-shape draw:style-name="gr1" draw:text-style-name="P1" xml:id="id8" draw:id="id8" draw:layer="layout" svg:width="4.699cm" svg:height="1.397cm" svg:x="1.762cm" svg:y="4.302cm">
          <text:p text:style-name="P1">libcrypt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699cm" svg:height="1.143cm" svg:x="1.635cm" svg:y="7.35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svg:x1="19.288cm" svg:y1="6.207cm" svg:x2="19.288cm" svg:y2="6.207cm" draw:start-shape="id2" draw:end-shape="id2" svg:d="m19288 6207" svg:viewBox="0 0 1 1">
          <text:p/>
        </draw:connector>
        <draw:connector draw:style-name="gr2" draw:text-style-name="P1" draw:layer="layout" draw:line-skew="-0.388cm" svg:x1="13.7cm" svg:y1="4.556cm" svg:x2="4.111cm" svg:y2="4.302cm" draw:start-shape="id2" draw:start-glue-point="0" draw:end-shape="id8" svg:d="m13700 4556v-1144h-9589v890" svg:viewBox="0 0 9590 1145">
          <text:p/>
        </draw:connector>
        <draw:connector draw:style-name="gr2" draw:text-style-name="P1" draw:layer="layout" svg:x1="13.7cm" svg:y1="4.556cm" svg:x2="6.334cm" svg:y2="7.921cm" draw:start-shape="id2" draw:start-glue-point="0" draw:end-shape="id9" draw:end-glue-point="1" svg:d="m13700 4556v-501h-6477v3866h-889" svg:viewBox="0 0 7367 3867">
          <text:p/>
        </draw:connector>
        <draw:connector draw:style-name="gr2" draw:text-style-name="P1" draw:layer="layout" svg:x1="14.896cm" svg:y1="21.256cm" svg:x2="18.989cm" svg:y2="10.787cm" draw:start-shape="id4" draw:start-glue-point="1" draw:end-shape="id7" draw:end-glue-point="1" svg:d="m14896 21256h4593v-10469h-500" svg:viewBox="0 0 4594 10470">
          <text:p/>
        </draw:connector>
        <draw:connector draw:style-name="gr2" draw:text-style-name="P1" draw:layer="layout" svg:x1="13.7cm" svg:y1="7.858cm" svg:x2="16.512cm" svg:y2="10.152cm" draw:start-shape="id2" draw:start-glue-point="2" draw:end-shape="id7" draw:end-glue-point="0" svg:d="m13700 7858v1147h2812v1147" svg:viewBox="0 0 2813 2295">
          <text:p/>
        </draw:connector>
        <draw:connector draw:style-name="gr2" draw:text-style-name="P1" draw:layer="layout" draw:line-skew="-1.711cm" svg:x1="3.466cm" svg:y1="21.256cm" svg:x2="8.112cm" svg:y2="6.207cm" draw:start-shape="id4" draw:start-glue-point="3" draw:end-shape="id2" svg:d="m3466 21256h-2212v-15049h6858" svg:viewBox="0 0 6859 15050">
          <text:p/>
        </draw:connector>
        <draw:connector draw:style-name="gr2" draw:text-style-name="P1" draw:layer="layout" svg:x1="12.43cm" svg:y1="10.715cm" svg:x2="14.036cm" svg:y2="10.787cm" draw:start-shape="id1" draw:start-glue-point="1" draw:end-shape="id7" draw:end-glue-point="3" svg:d="m12430 10715h802v72h804" svg:viewBox="0 0 1607 73">
          <text:p/>
        </draw:connector>
        <draw:connector draw:style-name="gr2" draw:text-style-name="P1" draw:layer="layout" draw:line-skew="-0.26cm" svg:x1="8.62cm" svg:y1="25.193cm" svg:x2="3.159cm" svg:y2="10.715cm" draw:start-shape="id5" draw:start-glue-point="3" draw:end-shape="id1" draw:end-glue-point="3" svg:d="m8620 25193h-6223v-14478h762" svg:viewBox="0 0 6224 144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25:11</meta:creation-date>
    <dc:date>2013-05-26T10:22:34</dc:date>
    <meta:editing-duration>PT29M8S</meta:editing-duration>
    <meta:editing-cycles>11</meta:editing-cycles>
    <meta:generator>LibreOffice/4.0.0.3$Linux_x86 LibreOffice_project/7545bee9c2a0782548772a21bc84a9dcc583b89</meta:generator>
    <meta:document-statistic meta:object-count="22"/>
  </office:meta>
</office:document-meta>
</file>